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7300000167FFD8B20E5EC780E0.png" manifest:media-type="image/png"/>
  <manifest:file-entry manifest:full-path="Pictures/1001C7320001C6C1000074DCC0EF2FCBACFAAD77.wmf" manifest:media-type="image/x-w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03cm" fo:margin-left="0.009cm" fo:margin-top="0cm" fo:margin-bottom="0cm" table:align="left" style:writing-mode="lr-tb"/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2.828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558cm"/>
    </style:style>
    <style:style style:name="Table1.E" style:family="table-column">
      <style:table-column-properties style:column-width="2.693cm"/>
    </style:style>
    <style:style style:name="Table1.F" style:family="table-column">
      <style:table-column-properties style:column-width="2.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2.718cm" fo:keep-together="auto"/>
    </style:style>
    <style:style style:name="Table1.3" style:family="table-row">
      <style:table-row-properties style:min-row-height="1.199cm"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fo:text-align="center" style:justify-single-word="false" style:page-number="auto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style:letter-kerning="false" style:font-name-asian="Times New Roman1" style:font-name-complex="Times New Roman1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style:letter-kerning="false" style:font-name-asian="Times New Roman1" style:font-name-complex="Times New Roman1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officeooo:rsid="0018a974" officeooo:paragraph-rsid="0018a974" style:letter-kerning="false" style:font-name-asian="Times New Roman1" style:font-name-complex="Times New Roman1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officeooo:rsid="001a1078" officeooo:paragraph-rsid="001a1078" style:letter-kerning="false" style:font-name-asian="Times New Roman1" style:font-name-complex="Times New Roman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officeooo:rsid="001be271" officeooo:paragraph-rsid="001be271" style:letter-kerning="false" style:font-name-asian="Times New Roman1" style:font-name-complex="Times New Roman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officeooo:rsid="001d82f4" officeooo:paragraph-rsid="001d82f4" style:letter-kerning="false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officeooo:rsid="001e2e8e" officeooo:paragraph-rsid="001e2e8e" style:letter-kerning="false" style:font-name-asian="Times New Roman1" style:font-name-complex="Times New Roman1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ZA" style:font-size-asian="11pt" style:font-size-complex="11pt"/>
    </style:style>
    <style:style style:name="T5" style:family="text">
      <style:text-properties style:text-position="super 58%" fo:font-size="11pt" fo:language="en" fo:country="ZA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ands-on Lab 2: Block Sizes Results</text:span></text:p>
      <text:p text:style-name="Standard"><text:span text:style-name="T2">Name:<text:tab/><text:tab/><text:tab/><text:tab/><text:tab/><text:tab/><text:tab/><text:tab/><text:tab/><text:tab/>Marks: 10</text:span></text:p>
      <text:p text:style-name="Standard"><text:span text:style-name="T2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2">2D Block size</text:span></text:p>
          </table:table-cell>
          <table:table-cell table:style-name="Table1.A1" table:number-columns-spanned="2" office:value-type="string">
            <text:p text:style-name="P4"><text:span text:style-name="T2">STEP 3</text:span></text:p>
          </table:table-cell>
          <table:covered-table-cell/>
          <table:table-cell table:style-name="Table1.A1" table:number-columns-spanned="2" office:value-type="string">
            <text:p text:style-name="P4"><text:span text:style-name="T2">STEP 4</text:span></text:p>
          </table:table-cell>
          <table:covered-table-cell/>
          <table:table-cell table:style-name="Table1.A1" office:value-type="string">
            <text:p text:style-name="P4"><text:span text:style-name="T2">STEP 5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2D Grid size</text:p>
            <text:p text:style-name="P3">(automatically determined)</text:p>
            <text:p text:style-name="P3"/>
          </table:table-cell>
          <table:table-cell table:style-name="Table1.A1" office:value-type="string">
            <text:p text:style-name="P3">Kernel execution time (ms)</text:p>
            <text:p text:style-name="P3"/>
          </table:table-cell>
          <table:table-cell table:style-name="Table1.A1" office:value-type="string">
            <text:p text:style-name="P3">1D Grid size </text:p>
            <text:p text:style-name="P3"/>
          </table:table-cell>
          <table:table-cell table:style-name="Table1.A1" office:value-type="string">
            <text:p text:style-name="P3">Kernel execution time (ms)</text:p>
            <text:p text:style-name="P3">(1 datum per thread)</text:p>
          </table:table-cell>
          <table:table-cell table:style-name="Table1.A1" office:value-type="string">
            <text:p text:style-name="P3">Kernel execution time (ms)</text:p>
            <text:p text:style-name="P3">(16 data per thread)</text:p>
          </table:table-cell>
        </table:table-row>
        <table:table-row table:style-name="Table1.3">
          <table:table-cell table:style-name="Table1.A1" office:value-type="string">
            <text:p text:style-name="P3">32x32</text:p>
          </table:table-cell>
          <table:table-cell table:style-name="Table1.A1" office:value-type="string">
            <text:p text:style-name="P5">128 x 128</text:p>
          </table:table-cell>
          <table:table-cell table:style-name="Table1.A1" office:value-type="string">
            <text:p text:style-name="P6">2.070355</text:p>
          </table:table-cell>
          <table:table-cell table:style-name="Table1.A1" office:value-type="string">
            <text:p text:style-name="P9">16384 x 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32x16</text:p>
          </table:table-cell>
          <table:table-cell table:style-name="Table1.A1" office:value-type="string">
            <text:p text:style-name="P5">128 x 256 </text:p>
          </table:table-cell>
          <table:table-cell table:style-name="Table1.A1" office:value-type="string">
            <text:p text:style-name="P6">2.044768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16x32</text:p>
          </table:table-cell>
          <table:table-cell table:style-name="Table1.A1" office:value-type="string">
            <text:p text:style-name="P5">256 x 128</text:p>
          </table:table-cell>
          <table:table-cell table:style-name="Table1.A1" office:value-type="string">
            <text:p text:style-name="P6">2.07574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16x16</text:p>
          </table:table-cell>
          <table:table-cell table:style-name="Table1.A1" office:value-type="string">
            <text:p text:style-name="P5">256 x 256 </text:p>
          </table:table-cell>
          <table:table-cell table:style-name="Table1.A1" office:value-type="string">
            <text:p text:style-name="P6">2.08134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7">24 x 24</text:p>
          </table:table-cell>
          <table:table-cell table:style-name="Table1.A1" office:value-type="string">
            <text:p text:style-name="P7">171 x 171</text:p>
          </table:table-cell>
          <table:table-cell table:style-name="Table1.A1" office:value-type="string">
            <text:p text:style-name="P7">2.185798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7">20 x 20</text:p>
          </table:table-cell>
          <table:table-cell table:style-name="Table1.A1" office:value-type="string">
            <text:p text:style-name="P7">205 x 205</text:p>
          </table:table-cell>
          <table:table-cell table:style-name="Table1.A1" office:value-type="string">
            <text:p text:style-name="P8">2.295789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8">28 x 28 </text:p>
          </table:table-cell>
          <table:table-cell table:style-name="Table1.A1" office:value-type="string">
            <text:p text:style-name="P8">147 x 147</text:p>
          </table:table-cell>
          <table:table-cell table:style-name="Table1.A1" office:value-type="string">
            <text:p text:style-name="P8">2.33849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8">8 x 8</text:p>
          </table:table-cell>
          <table:table-cell table:style-name="Table1.A1" office:value-type="string">
            <text:p text:style-name="P8">512 x 512</text:p>
          </table:table-cell>
          <table:table-cell table:style-name="Table1.A1" office:value-type="string">
            <text:p text:style-name="P8">2.22642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><text:span text:style-name="T2">Observations: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ZA" style:letter-kerning="false" style:font-name-asian="Times New Roman1" style:font-size-asian="10pt" style:language-asian="en" style:country-asian="Z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ZA" style:letter-kerning="false" style:font-name-asian="Times New Roman1" style:font-size-asian="10pt" style:language-asian="en" style:country-asian="Z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en" fo:country="GB" style:font-size-asian="12pt" style:language-asian="en" style:country-asian="GB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family="Arial" style:font-family-generic="roman" style:font-pitch="variable" fo:font-size="8pt" fo:language="en" fo:country="ZA" style:font-size-asian="8pt" style:language-asian="en" style:country-asian="ZA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red" style:family="text" style:parent-style-name="Default_20_Paragraph_20_Font"/>
    <style:style style:name="Heading_20_1_20_Char" style:display-name="Heading 1 Char" style:family="text" style:parent-style-name="Default_20_Paragraph_20_Font" loext:linked-style-name="Heading_20_1">
      <style:text-properties fo:font-size="14pt" fo:language="en" fo:country="GB" fo:font-weight="bold" style:font-size-asian="14pt" style:language-asian="en" style:country-asian="GB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6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2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2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fo:language="en" fo:country="ZA" style:font-size-asian="11pt" style:font-size-complex="11pt"/>
    </style:style>
    <style:style style:name="MT3" style:family="text">
      <style:text-properties style:text-position="super 58%" fo:font-size="11pt" fo:language="en" fo:country="ZA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Computer Science Honours</text:p>
        <text:p text:style-name="Standard"/>
      </style:header>
      <style:footer>
        <text:p text:style-name="MP1"><text:span text:style-name="MT1"><text:page-number text:select-page="current">0</text:page-number></text:span><text:span text:style-name="MT1"><text:s/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frame draw:style-name="Mfr1" draw:name="Picture 1" text:anchor-type="as-char" svg:width="3.81cm" svg:height="0.82cm" draw:z-index="0"><draw:image xlink:href="Pictures/1001C7320001C6C1000074DCC0EF2FCBACFAAD77.wmf" xlink:type="simple" xlink:show="embed" xlink:actuate="onLoad" draw:mime-type="image/x-wmf"/><draw:image xlink:href="Pictures/100000010000057300000167FFD8B20E5EC780E0.png" xlink:type="simple" xlink:show="embed" xlink:actuate="onLoad" draw:mime-type="image/png"/><svg:desc>crest</svg:desc></draw:frame><text:tab/><text:tab/>Computer Science Honours</text:p>
        <text:p text:style-name="Header"/>
      </style:header>
      <style:footer>
        <text:p text:style-name="MP1"><text:span text:style-name="MT2">19</text:span><text:span text:style-name="MT3">th</text:span><text:span text:style-name="MT2"> April 202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heory of Computation</dc:title>
    <meta:initial-creator>Bradshaw</meta:initial-creator>
    <meta:editing-cycles>4</meta:editing-cycles>
    <meta:print-date>2024-04-19T11:44:00</meta:print-date>
    <meta:creation-date>2024-04-19T11:46:00</meta:creation-date>
    <dc:date>2024-04-22T19:46:37.948707087</dc:date>
    <meta:editing-duration>PT3H45M43S</meta:editing-duration>
    <meta:generator>LibreOffice/7.3.7.2$Linux_X86_64 LibreOffice_project/30$Build-2</meta:generator>
    <meta:document-statistic meta:table-count="1" meta:image-count="1" meta:object-count="0" meta:page-count="1" meta:paragraph-count="45" meta:word-count="108" meta:character-count="536" meta:non-whitespace-character-count="453"/>
    <meta:user-defined meta:name="AppVersion">16.0000</meta:user-defined>
    <meta:user-defined meta:name="Company">Rhodes University</meta:user-defined>
    <meta:template xlink:type="simple" xlink:actuate="onRequest" xlink:title="Normal.dotm" xlink:href=""/>
  </office:meta>
</office:document-meta>
</file>